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3cm" fo:min-width="3.0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73cm" fo:min-width="2.64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99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627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1cm" svg:height="1.587cm" draw:transform="skewX (-0.0125663706143592) rotate (-0.0127409035395589) translate (1.635cm 3.54cm)">
          <text:p text:style-name="P1">id_recei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45cm" svg:height="1.587cm" svg:x="2.587cm" svg:y="11.795cm">
          <text:p text:style-name="P1">id_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45cm" svg:height="1.587cm" svg:x="17.192cm" svg:y="3.858cm">
          <text:p text:style-name="P1">id_e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45cm" svg:height="1.587cm" svg:x="17.827cm" svg:y="13.065cm">
          <text:p text:style-name="P1">id_pr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493cm" svg:height="1.27cm" svg:x="4.174cm" svg:y="7.985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93cm" svg:height="1.27cm" svg:x="8.302cm" svg:y="7.667cm">
          <text:p text:style-name="P1">tota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27cm" svg:x="17.192cm" svg:y="8.937cm">
          <text:p text:style-name="P1">name_emp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draw:layer="layout" svg:width="3.81cm" svg:height="1.27cm" svg:x="21.955cm" svg:y="7.985cm">
          <text:p text:style-name="P1">tel_em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93cm" svg:height="1.27cm" svg:x="2.587cm" svg:y="15.922cm">
          <text:p text:style-name="P1">quantit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27cm" svg:x="21.637cm" svg:y="16.24cm">
          <text:p text:style-name="P1">price_pro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27cm" svg:height="1.27cm" svg:x="16.875cm" svg:y="17.51cm">
          <text:p text:style-name="P1">image_pro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27cm" svg:x="12.43cm" svg:y="15.922cm">
          <text:p text:style-name="P1">name_prod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175cm" svg:y1="5.127cm" svg:x2="5.762cm" svg:y2="7.985cm">
          <text:p/>
        </draw:line>
        <draw:line draw:style-name="gr7" draw:text-style-name="P2" draw:layer="layout" svg:x1="4.492cm" svg:y1="5.127cm" svg:x2="9.89cm" svg:y2="7.667cm">
          <text:p/>
        </draw:line>
        <draw:line draw:style-name="gr8" draw:text-style-name="P2" draw:layer="layout" svg:x1="5.127cm" svg:y1="13.382cm" svg:x2="4.81cm" svg:y2="15.922cm">
          <text:p/>
        </draw:line>
        <draw:line draw:style-name="gr9" draw:text-style-name="P2" draw:layer="layout" svg:x1="18.462cm" svg:y1="14.335cm" svg:x2="14.97cm" svg:y2="15.922cm">
          <text:p/>
        </draw:line>
        <draw:line draw:style-name="gr10" draw:text-style-name="P2" draw:layer="layout" svg:x1="19.732cm" svg:y1="14.652cm" svg:x2="19.415cm" svg:y2="17.51cm">
          <text:p/>
        </draw:line>
        <draw:line draw:style-name="gr11" draw:text-style-name="P2" draw:layer="layout" svg:x1="20.685cm" svg:y1="14.652cm" svg:x2="22.907cm" svg:y2="16.24cm">
          <text:p/>
        </draw:line>
        <draw:line draw:style-name="gr12" draw:text-style-name="P2" draw:layer="layout" svg:x1="19.097cm" svg:y1="5.445cm" svg:x2="18.78cm" svg:y2="8.937cm">
          <text:p/>
        </draw:line>
        <draw:line draw:style-name="gr13" draw:text-style-name="P2" draw:layer="layout" svg:x1="19.732cm" svg:y1="5.445cm" svg:x2="23.542cm" svg:y2="7.985cm">
          <text:p/>
        </draw:line>
        <draw:line draw:style-name="gr14" draw:text-style-name="P2" draw:layer="layout" svg:x1="6.715cm" svg:y1="4.492cm" svg:x2="17.192cm" svg:y2="4.81cm">
          <text:p/>
        </draw:line>
        <draw:line draw:style-name="gr15" draw:text-style-name="P2" draw:layer="layout" svg:x1="2.587cm" svg:y1="5.127cm" svg:x2="3.222cm" svg:y2="12.112cm">
          <text:p/>
        </draw:line>
        <draw:line draw:style-name="gr16" draw:text-style-name="P2" draw:layer="layout" svg:x1="7.032cm" svg:y1="12.747cm" svg:x2="17.827cm" svg:y2="14.0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1T13:29:23.459956056</meta:creation-date>
    <dc:date>2023-12-11T13:39:18.016168324</dc:date>
    <meta:editing-duration>PT9M56S</meta:editing-duration>
    <meta:editing-cycles>1</meta:editing-cycles>
    <meta:document-statistic meta:object-count="23"/>
    <meta:generator>LibreOffice/7.3.7.2$Linux_X86_64 LibreOffice_project/30$Build-2</meta:generator>
  </office:meta>
</office:document-meta>
</file>